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3b3c4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c4f176"/>
    </style:style>
    <style:style style:name="T60" style:family="text">
      <style:text-properties officeooo:rsid="03b4652d"/>
    </style:style>
    <style:style style:name="T61" style:family="text">
      <style:text-properties officeooo:rsid="04b50477"/>
    </style:style>
    <style:style style:name="T62" style:family="text">
      <style:text-properties officeooo:rsid="0473a949"/>
    </style:style>
    <style:style style:name="T63" style:family="text">
      <style:text-properties officeooo:rsid="0387836c"/>
    </style:style>
    <style:style style:name="T64" style:family="text">
      <style:text-properties officeooo:rsid="01dff054"/>
    </style:style>
    <style:style style:name="T65" style:family="text">
      <style:text-properties officeooo:rsid="023c6ef8"/>
    </style:style>
    <style:style style:name="T66" style:family="text">
      <style:text-properties officeooo:rsid="023d2c84"/>
    </style:style>
    <style:style style:name="T67" style:family="text">
      <style:text-properties officeooo:rsid="0273d3e5"/>
    </style:style>
    <style:style style:name="T68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59">Esser-</text:span>Skala, 201<text:span text:style-name="T59">9</text:span></text:p>
      <text:p text:style-name="P15"/>
      <text:p text:style-name="P15"/>
      <text:p text:style-name="P13">© 201<text:span text:style-name="T59">9</text:span> by Wolfgang <text:span text:style-name="T59">Esser-</text:span>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12"/>
      <text:p text:style-name="P14">Music engraving by LilyPond 2.18.0 (http://www.lilypond.org).<text:span text:style-name="T56"><text:line-break/>Front matter</text:span> typeset with EB Garamond (http://www.georgduffner.at/ebgaramond).</text:p>
      <text:p text:style-name="P15"/>
      <text:p text:style-name="P11">First <text:span text:style-name="T59">version</text:span>, <text:span text:style-name="T66">December</text:span> 201<text:span text:style-name="T59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61">a copy in the Fürst zu Hohenlohe-Bartensteinsches Archiv. The digital version of the manuscript is available at</text:span></text:p>
      <text:p text:style-name="P8"><text:tab/><text:span text:style-name="T67">http://www.landesarchiv-bw.de/plink/?f=3-217491-1 </text:span>(siglum<text:span text:style-name="T62"> Ba 120 Bü 238</text:span>)<text:span text:style-name="T67">.</text:span></text:p>
      <text:p text:style-name="P4"/>
      <text:p text:style-name="P2">In general, this edition closely follows the <text:span text:style-name="T63">manuscript</text:span>. Any changes <text:span text:style-name="T55">that were introduced </text:span>by the editor are indicated by italic type (dynamics and <text:span text:style-name="T4">directions</text:span>), parentheses<text:span text:style-name="T4"> (expressive marks), </text:span>dashes (slurs and ties)<text:span text:style-name="T68"> or crossed circles (grace notes)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65"> </text:span>org, organ; <text:span text:style-name="T64">r, rest; </text:span>vl, violin<text:span text:style-name="T64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60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2:34:47.235942443</dc:date>
    <dc:creator>Wolfgang Skala</dc:creator>
    <meta:editing-duration>P7DT5H7M12S</meta:editing-duration>
    <meta:editing-cycles>64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927" meta:character-count="4427" meta:non-whitespace-character-count="3506"/>
  </office:meta>
</office:document-meta>
</file>